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* 1 createdAt:01/07/2022, 11:46:01*/</text:p>
      <text:p text:style-name="Standard">{</text:p>
      <text:p text:style-name="Standard"><text:tab/>"_id" : ObjectId("62be91217aa174c5a7f342ad"),</text:p>
      <text:p text:style-name="Standard"><text:tab/>"orgId" : "62be90db7aa174c5a7f342ac",</text:p>
      <text:p text:style-name="Standard"><text:tab/>"roleId" : "62b5e51eeec2a0aac7b94a70",</text:p>
      <text:p text:style-name="Standard"><text:tab/>"_class" : "com.albanero.authservice.model.OrganizationRole"</text:p>
      <text:p text:style-name="Standard">},</text:p>
      <text:p text:style-name="Standard"/>
      <text:p text:style-name="Standard">/* 2 createdAt:01/07/2022, 11:25:56*/</text:p>
      <text:p text:style-name="Standard">{</text:p>
      <text:p text:style-name="Standard"><text:tab/>"_id" : ObjectId("62be8c6c8dc43275f8d8fded"),</text:p>
      <text:p text:style-name="Standard"><text:tab/>"orgId" : "62bd7c7facd31950f86d82d9",</text:p>
      <text:p text:style-name="Standard"><text:tab/>"roleId" : "62b5e51eeec2a0aac7b94a70",</text:p>
      <text:p text:style-name="Standard"><text:tab/>"_class" : "com.albanero.authservice.model.OrganizationRole"</text:p>
      <text:p text:style-name="Standard">},</text:p>
      <text:p text:style-name="Standard"/>
      <text:p text:style-name="Standard">/* 3 createdAt:30/06/2022, 23:16:43*/</text:p>
      <text:p text:style-name="Standard">{</text:p>
      <text:p text:style-name="Standard"><text:tab/>"_id" : ObjectId("62bde183ebb9a6340409fa80"),</text:p>
      <text:p text:style-name="Standard"><text:tab/>"orgId" : "62bde183ebb9a6340409fa7f",</text:p>
      <text:p text:style-name="Standard"><text:tab/>"roleId" : "62bd826d8220481629689bee",</text:p>
      <text:p text:style-name="Standard"><text:tab/>"_class" : "com.albanero.authservice.model.OrganizationRole"</text:p>
      <text:p text:style-name="Standard">},</text:p>
      <text:p text:style-name="Standard"/>
      <text:p text:style-name="Standard">/* 4 createdAt:30/06/2022, 16:31:13*/</text:p>
      <text:p text:style-name="Standard">{</text:p>
      <text:p text:style-name="Standard"><text:tab/>"_id" : ObjectId("62bd8279acd31950f86d82dc"),</text:p>
      <text:p text:style-name="Standard"><text:tab/>"orgId" : "62bd8279acd31950f86d82db",</text:p>
      <text:p text:style-name="Standard"><text:tab/>"roleId" : "62bd826d8220481629689bee",</text:p>
      <text:p text:style-name="Standard"><text:tab/>"_class" : "com.albanero.authservice.model.OrganizationRole"</text:p>
      <text:p text:style-name="Standard">},</text:p>
      <text:p text:style-name="Standard"/>
      <text:p text:style-name="Standard">/* 5 createdAt:30/06/2022, 16:20:59*/</text:p>
      <text:p text:style-name="Standard">{</text:p>
      <text:p text:style-name="Standard"><text:tab/>"_id" : ObjectId("62bd8013acd31950f86d82da"),</text:p>
      <text:p text:style-name="Standard"><text:tab/>"orgId" : "62bd7c7facd31950f86d82d9",</text:p>
      <text:p text:style-name="Standard"><text:tab/>"roleId" : "62bd826d8220481629689bee",</text:p>
      <text:p text:style-name="Standard"><text:tab/>"_class" : "com.albanero.authservice.model.OrganizationRole"</text:p>
      <text:p text:style-name="Standard">},</text:p>
      <text:p text:style-name="Standard"/>
      <text:p text:style-name="Standard">/* 6 createdAt:24/06/2022, 21:59:56*/</text:p>
      <text:p text:style-name="Standard">{</text:p>
      <text:p text:style-name="Standard"><text:tab/>"_id" : ObjectId("62b5e684eec2a0aac7b94a72"),</text:p>
      <text:p text:style-name="Standard"><text:tab/>"id" : "fake_data",</text:p>
      <text:p text:style-name="Standard"><text:tab/>"orgId" : "62b5e65feec2a0aac7b94a71",</text:p>
      <text:p text:style-name="Standard"><text:tab/>"roleId" : "62b5e51eeec2a0aac7b94a70"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7T19:13:29.593693898</meta:creation-date>
    <dc:date>2022-07-07T19:13:44.047022679</dc:date>
    <meta:editing-duration>PT14S</meta:editing-duration>
    <meta:editing-cycles>1</meta:editing-cycles>
    <meta:document-statistic meta:table-count="0" meta:image-count="0" meta:object-count="0" meta:page-count="1" meta:paragraph-count="42" meta:word-count="108" meta:character-count="1301" meta:non-whitespace-character-count="1211"/>
    <meta:generator>LibreOffice/6.4.7.2$Linux_X86_64 LibreOffice_project/40$Build-2</meta:generator>
  </office:meta>
</office:document-meta>
</file>